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6: Grant and revoke priviledges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1339772574007721507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7819183817156818798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4978261673388145985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8T02:47:26.47</dc:date>
    <dc:creator>Arvind Srivastava</dc:creator>
    <meta:editing-duration>PT50M51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14" meta:word-count="88" meta:character-count="534"/>
  </office:meta>
</office:document-meta>
</file>